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F0000001952681E44A2D14DFE.png" manifest:media-type="image/png"/>
  <manifest:file-entry manifest:full-path="Pictures/100010CC0000034F000002AAA1029AA307151777.svg" manifest:media-type="image/svg+xml"/>
  <manifest:file-entry manifest:full-path="Pictures/100000010000001C0000001DDDB63C029B607C75.png" manifest:media-type="image/png"/>
  <manifest:file-entry manifest:full-path="Pictures/10000ABC000002FF000003171C62A584D44CCD45.svg" manifest:media-type="image/svg+xml"/>
  <manifest:file-entry manifest:full-path="Pictures/100000010000001B0000001D8E61B64B1490D56E.png" manifest:media-type="image/png"/>
  <manifest:file-entry manifest:full-path="Pictures/100000010000001F000000125BC0DD1E20B4AC88.png" manifest:media-type="image/png"/>
  <manifest:file-entry manifest:full-path="Pictures/1000125D0000034F0000034FCB9ADA8203EB0A65.svg" manifest:media-type="image/svg+xml"/>
  <manifest:file-entry manifest:full-path="Pictures/100000010000001F0000001A8E43081C0D4E0CBA.png" manifest:media-type="image/png"/>
  <manifest:file-entry manifest:full-path="Pictures/100000010000001F0000001F1BBFE205504720AC.png" manifest:media-type="image/png"/>
  <manifest:file-entry manifest:full-path="Pictures/1000086D0000034F000002C2AA0D6AFF03BAF648.svg" manifest:media-type="image/svg+xml"/>
  <manifest:file-entry manifest:full-path="Pictures/100000010000001F0000001D19F42892568265BE.png" manifest:media-type="image/png"/>
  <manifest:file-entry manifest:full-path="Pictures/10000E220000034F000001F71F534BEB138D8EAA.svg" manifest:media-type="image/svg+xml"/>
  <manifest:file-entry manifest:full-path="Pictures/1000136A000002E50000031C87B0CC31A4FB0CC9.svg" manifest:media-type="image/svg+xml"/>
  <manifest:file-entry manifest:full-path="Pictures/100000010000001F000000172B3058E951EEE74D.png" manifest:media-type="image/png"/>
  <manifest:file-entry manifest:full-path="Pictures/10000AF30000034F0000027B6439D045F91D9C59.svg" manifest:media-type="image/svg+xml"/>
  <manifest:file-entry manifest:full-path="Pictures/10000FB90000034F0000031A574249A91EE6233E.svg" manifest:media-type="image/svg+xml"/>
  <manifest:file-entry manifest:full-path="Pictures/100000010000001D000000116E12A77B5121E992.png" manifest:media-type="image/png"/>
  <manifest:file-entry manifest:full-path="Pictures/10000C710000031A000001DC7C1859964923B867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adornments="Navadn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Non_20_printable">
      <style:table-cell-properties style:vertical-align="middl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"/>
    </style:style>
    <style:style style:name="ce16" style:family="table-cell" style:parent-style-name="Key_20_title">
      <style:table-cell-properties fo:background-color="#000000"/>
      <style:text-properties style:font-name="Liberation Sans"/>
    </style:style>
    <style:style style:name="ce18" style:family="table-cell" style:parent-style-name="Default">
      <style:table-cell-properties fo:border-bottom="none" style:cell-protect="protected" style:print-content="true" fo:border-left="0.06pt solid #000000" fo:border-right="none" fo:border-top="none" style:vertical-align="middle"/>
      <style:text-properties style:font-name="Liberation Sans"/>
    </style:style>
    <style:style style:name="ce19" style:family="table-cell" style:parent-style-name="Default">
      <style:table-cell-properties style:vertical-align="middle"/>
      <style:text-properties style:font-name="Liberation Sans"/>
    </style:style>
    <style:style style:name="ce20" style:family="table-cell" style:parent-style-name="Key_20_title">
      <style:text-properties style:font-name="Liberation Sans"/>
    </style:style>
    <style:style style:name="ce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Liberation Sans"/>
    </style:style>
    <style:style style:name="ce22" style:family="table-cell" style:parent-style-name="Default">
      <style:table-cell-properties fo:border="none" style:vertical-align="middl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/>
    </style:style>
    <style:style style:name="ce26" style:family="table-cell" style:parent-style-name="Head_20_data">
      <style:table-cell-properties style:vertical-align="middl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9" style:family="table-cell" style:parent-style-name="Key_20_title">
      <style:table-cell-properties fo:background-color="#000000"/>
      <style:text-properties style:font-name="Liberation Sans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"/>
    </style:style>
    <style:style style:name="ce32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Liberation Sans"/>
    </style:style>
    <style:style style:name="ce33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36" style:family="table-cell" style:parent-style-name="Default"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color="#000000" draw:marker-start="Arrowheads_20_1" draw:marker-start-width="0.2cm" draw:marker-start-center="false" draw:fill="solid" draw:fill-color="#f4f4f4" draw:auto-grow-height="true" draw:auto-grow-width="false" fo:min-height="2.839cm" fo:padding-top="0.1cm" fo:padding-bottom="0.1cm" fo:padding-left="0.1cm" fo:padding-right="0.1cm" draw:shadow="visible" draw:shadow-offset-x="0.1cm" draw:shadow-offset-y="0.1cm" draw:caption-type="angled-connector-line" draw:caption-gap="0cm" draw:caption-escape-direction="horizontal" draw:caption-escape="0cm" draw:caption-fit-line-length="true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3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3.78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4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4.25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5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0.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6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3.31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7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2.3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8" style:family="graphic">
      <style:graphic-properties draw:stroke="none" draw:marker-start="Arrowheads_20_1" draw:marker-start-width="0.2cm" draw:marker-start-center="false" draw:fill="solid" draw:fill-color="#f4f4f4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9" style:family="graphic">
      <style:graphic-properties draw:stroke="none" svg:stroke-color="#f4f4f4" draw:marker-start="Arrowheads_20_1" draw:marker-start-width="0.2cm" draw:marker-start-center="false" draw:fill="solid" draw:fill-color="#f4f4f4" draw:auto-grow-height="true" draw:auto-grow-width="false" fo:min-height="1.42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true"/>
    </style:style>
    <style:style style:name="P3" style:family="paragraph">
      <loext:graphic-properties draw:fill="solid" draw:fill-color="#f4f4f4"/>
      <style:paragraph-properties style:text-autospace="none" style:line-break="normal" style:writing-mode="page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 table:print-ranges="Canvas.A1:Canvas.I33"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1015" table:default-cell-style-name="ce19"/>
        <table:table-column table:style-name="co3" table:number-columns-repeated="15360" table:default-cell-style-name="ce36"/>
        <table:table-row table:style-name="ro1">
          <table:table-cell table:style-name="ce6" office:value-type="string" calcext:value-type="string">
            <text:p>The Business Model Canvas</text:p>
          </table:table-cell>
          <table:table-cell table:style-name="ce23"/>
          <table:table-cell table:style-name="ce26" office:value-type="string" calcext:value-type="string" table:number-columns-spanned="3" table:number-rows-spanned="1">
            <text:p>Version: <text:date style:data-style-name="N2" text:date-value="2023-05-12">12.05.2023</text:date> Project name:</text:p>
          </table:table-cell>
          <table:covered-table-cell table:style-name="ce27"/>
          <table:covered-table-cell table:style-name="ce15"/>
          <table:table-cell table:style-name="ce15"/>
          <table:table-cell table:style-name="ce26" office:value-type="string" calcext:value-type="string" table:number-columns-spanned="3" table:number-rows-spanned="1">
            <text:p>Authors:</text:p>
          </table:table-cell>
          <table:covered-table-cell table:style-name="ce15"/>
          <table:covered-table-cell table:style-name="ce30"/>
          <table:table-cell table:style-name="ce33" table:number-columns-repeated="16375"/>
        </table:table-row>
        <table:table-row table:style-name="ro2">
          <table:table-cell table:style-name="ce12"/>
          <table:table-cell table:number-columns-repeated="7"/>
          <table:table-cell table:style-name="ce31"/>
          <table:table-cell table:number-columns-repeated="16375"/>
        </table:table-row>
        <table:table-row table:style-name="ro3">
          <table:table-cell table:style-name="ce16" office:value-type="string" calcext:value-type="string">
            <text:p>Key Partners </text:p>
            <draw:frame draw:z-index="0" draw:name="Slika 1" draw:style-name="gr1" draw:text-style-name="P1" svg:width="0.83cm" svg:height="0.5cm" svg:x="5.836cm" svg:y="0.2cm">
              <draw:image xlink:href="Pictures/10000C710000031A000001DC7C1859964923B867.svg" xlink:type="simple" xlink:show="embed" xlink:actuate="onLoad" draw:mime-type="image/svg+xml">
                <text:p/>
              </draw:image>
              <draw:image xlink:href="Pictures/100000010000001D000000116E12A77B5121E992.png" xlink:type="simple" xlink:show="embed" xlink:actuate="onLoad" draw:mime-type="image/png"/>
            </draw:frame>
          </table:table-cell>
          <table:table-cell/>
          <table:table-cell table:style-name="ce16" office:value-type="string" calcext:value-type="string">
            <text:p>Key Actions</text:p>
            <draw:frame draw:z-index="1" draw:name="Slika 3" draw:style-name="gr1" draw:text-style-name="P1" svg:width="0.67cm" svg:height="0.5cm" svg:x="5.996cm" svg:y="0.2cm">
              <draw:image xlink:href="Pictures/10000AF30000034F0000027B6439D045F91D9C59.svg" xlink:type="simple" xlink:show="embed" xlink:actuate="onLoad" draw:mime-type="image/svg+xml">
                <text:p/>
              </draw:image>
              <draw:image xlink:href="Pictures/100000010000001F000000172B3058E951EEE74D.png" xlink:type="simple" xlink:show="embed" xlink:actuate="onLoad" draw:mime-type="image/png"/>
            </draw:frame>
          </table:table-cell>
          <table:table-cell/>
          <table:table-cell table:style-name="ce29" office:value-type="string" calcext:value-type="string">
            <text:p>Value Propositions</text:p>
            <draw:frame draw:z-index="2" draw:name="Slika 5" draw:style-name="gr1" draw:text-style-name="P1" svg:width="0.53cm" svg:height="0.5cm" svg:x="6.202cm" svg:y="0.2cm">
              <draw:image xlink:href="Pictures/10000FB90000034F0000031A574249A91EE6233E.svg" xlink:type="simple" xlink:show="embed" xlink:actuate="onLoad" draw:mime-type="image/svg+xml">
                <text:p/>
              </draw:image>
              <draw:image xlink:href="Pictures/100000010000001F0000001D19F42892568265BE.png" xlink:type="simple" xlink:show="embed" xlink:actuate="onLoad" draw:mime-type="image/png"/>
            </draw:frame>
          </table:table-cell>
          <table:table-cell/>
          <table:table-cell table:style-name="ce20" office:value-type="string" calcext:value-type="string">
            <text:p>Customer Relationships</text:p>
            <draw:frame draw:z-index="3" draw:name="Slika 9" draw:style-name="gr1" draw:text-style-name="P1" svg:width="0.6cm" svg:height="0.5cm" svg:x="6.123cm" svg:y="0.2cm">
              <draw:image xlink:href="Pictures/1000086D0000034F000002C2AA0D6AFF03BAF648.svg" xlink:type="simple" xlink:show="embed" xlink:actuate="onLoad" draw:mime-type="image/svg+xml">
                <text:p/>
              </draw:image>
              <draw:image xlink:href="Pictures/100000010000001F0000001A8E43081C0D4E0CBA.png" xlink:type="simple" xlink:show="embed" xlink:actuate="onLoad" draw:mime-type="image/png"/>
            </draw:frame>
          </table:table-cell>
          <table:table-cell/>
          <table:table-cell table:style-name="ce20" office:value-type="string" calcext:value-type="string">
            <text:p>Customer Segnents</text:p>
            <draw:frame draw:z-index="4" draw:name="Slika 8" draw:style-name="gr1" draw:text-style-name="P1" svg:width="0.5cm" svg:height="0.5cm" svg:x="6.212cm" svg:y="0.2cm">
              <draw:image xlink:href="Pictures/1000125D0000034F0000034FCB9ADA8203EB0A65.svg" xlink:type="simple" xlink:show="embed" xlink:actuate="onLoad" draw:mime-type="image/svg+xml">
                <text:p/>
              </draw:image>
              <draw:image xlink:href="Pictures/100000010000001F0000001F1BBFE205504720AC.png" xlink:type="simple" xlink:show="embed" xlink:actuate="onLoad" draw:mime-type="image/png"/>
            </draw:frame>
          </table:table-cell>
          <table:table-cell table:number-columns-repeated="16375"/>
        </table:table-row>
        <table:table-row table:style-name="ro3">
          <table:table-cell table:style-name="ce18">
            <office:annotation office:display="true" draw:style-name="gr2" draw:text-style-name="P3" svg:width="5.1cm" svg:height="3.039cm" svg:x="0.864cm" svg:y="2.48cm" draw:caption-point-x="6.127cm" draw:caption-point-y="-0.422cm">
              <dc:date>2021-01-30T00:00:00</dc:date>
              <text:p text:style-name="P2"><text:span text:style-name="T1">Who are our Key Partners?</text:span></text:p>
              <text:p text:style-name="P2"><text:span text:style-name="T1"/></text:p>
              <text:p text:style-name="P2"><text:span text:style-name="T1">Who are our key suppliers?</text:span></text:p>
              <text:p text:style-name="P2"><text:span text:style-name="T1"/></text:p>
              <text:p text:style-name="P2"><text:span text:style-name="T1">What are we getting from them? Giving them?</text:span></text:p>
            </office:annotation>
          </table:table-cell>
          <table:table-cell/>
          <table:table-cell>
            <office:annotation office:display="true" draw:style-name="gr3" draw:text-style-name="P3" svg:width="4.711cm" svg:height="3.985cm" svg:x="8.438cm" svg:y="2.385cm" draw:caption-point-x="5.753cm" draw:caption-point-y="-0.327cm">
              <dc:date>2023-05-10T00:00:00</dc:date>
              <text:p text:style-name="P2"><text:span text:style-name="T1">What key activities do we require?</text:span></text:p>
              <text:p text:style-name="P2"><text:span text:style-name="T1"/></text:p>
              <text:p text:style-name="P2"><text:span text:style-name="T1">Manufacturing?</text:span></text:p>
              <text:p text:style-name="P2"><text:span text:style-name="T1"/></text:p>
              <text:p text:style-name="P2"><text:span text:style-name="T1">Software?</text:span></text:p>
              <text:p text:style-name="P2"><text:span text:style-name="T1"/></text:p>
              <text:p text:style-name="P2"><text:span text:style-name="T1">Supplay chain?</text:span></text:p>
            </office:annotation>
          </table:table-cell>
          <table:table-cell/>
          <table:table-cell>
            <office:annotation office:display="true" draw:style-name="gr4" draw:text-style-name="P3" svg:width="5.791cm" svg:height="4.458cm" svg:x="15.134cm" svg:y="2.358cm" draw:caption-point-x="6.257cm" draw:caption-point-y="-0.3cm">
              <dc:date>2021-01-30T00:00:00</dc:date>
              <text:p text:style-name="P2"><text:span text:style-name="T1">Which of our customer’s problems are we helping to solve?</text:span></text:p>
              <text:p text:style-name="P2"><text:span text:style-name="T1"/></text:p>
              <text:p text:style-name="P2"><text:span text:style-name="T1">Which customer needs are we satisfying?</text:span></text:p>
              <text:p text:style-name="P2"><text:span text:style-name="T1"/></text:p>
              <text:p text:style-name="P2"><text:span text:style-name="T1">What are the key features of our product that match customer problem/need?</text:span></text:p>
            </office:annotation>
          </table:table-cell>
          <table:table-cell/>
          <table:table-cell>
            <office:annotation office:display="true" draw:style-name="gr5" draw:text-style-name="P3" svg:width="5.671cm" svg:height="1.19cm" svg:x="22.495cm" svg:y="2.406cm" draw:caption-point-x="6.096cm" draw:caption-point-y="-0.348cm">
              <dc:date>2021-01-30T00:00:00</dc:date>
              <text:p text:style-name="P2"><text:span text:style-name="T1">How will we get, keep and grow customers?</text:span></text:p>
            </office:annotation>
          </table:table-cell>
          <table:table-cell/>
          <table:table-cell table:style-name="ce31">
            <office:annotation office:display="true" draw:style-name="gr6" draw:text-style-name="P3" svg:width="5.195cm" svg:height="3.512cm" svg:x="29.593cm" svg:y="2.348cm" draw:caption-point-x="6.199cm" draw:caption-point-y="-0.29cm">
              <dc:date>2021-01-30T00:00:00</dc:date>
              <text:p text:style-name="P2"><text:span text:style-name="T1">Who are our most important customers?</text:span></text:p>
              <text:p text:style-name="P2"><text:span text:style-name="T1"/></text:p>
              <text:p text:style-name="P2"><text:span text:style-name="T1">What are their archetypes?</text:span></text:p>
              <text:p text:style-name="P2"><text:span text:style-name="T1"/></text:p>
              <text:p text:style-name="P2"><text:span text:style-name="T1">What job do they want us to get done for them?</text:span></text:p>
            </office:annotation>
          </table:table-cell>
          <table:table-cell table:number-columns-repeated="16375"/>
        </table:table-row>
        <table:table-row table:style-name="ro3" table:number-rows-repeated="7">
          <table:table-cell table:style-name="ce12"/>
          <table:table-cell table:number-columns-repeated="7"/>
          <table:table-cell table:style-name="ce31"/>
          <table:table-cell table:number-columns-repeated="16375"/>
        </table:table-row>
        <table:table-row table:style-name="ro3">
          <table:table-cell table:number-columns-repeated="2"/>
          <table:table-cell table:style-name="ce20" office:value-type="string" calcext:value-type="string">
            <text:p>Key Resources</text:p>
            <draw:frame draw:z-index="5" draw:name="Slika 4" draw:style-name="gr1" draw:text-style-name="P1" svg:width="0.846cm" svg:height="0.502cm" svg:x="5.822cm" svg:y="0.178cm">
              <draw:image xlink:href="Pictures/10000E220000034F000001F71F534BEB138D8EAA.svg" xlink:type="simple" xlink:show="embed" xlink:actuate="onLoad" draw:mime-type="image/svg+xml">
                <text:p/>
              </draw:image>
              <draw:image xlink:href="Pictures/100000010000001F000000125BC0DD1E20B4AC88.png" xlink:type="simple" xlink:show="embed" xlink:actuate="onLoad" draw:mime-type="image/png"/>
            </draw:frame>
          </table:table-cell>
          <table:table-cell table:number-columns-repeated="5"/>
          <table:table-cell table:style-name="ce20" office:value-type="string" calcext:value-type="string">
            <text:p>Revenue Streams</text:p>
            <draw:frame draw:z-index="6" draw:name="Slika 7" draw:style-name="gr1" draw:text-style-name="P1" svg:width="0.47cm" svg:height="0.5cm" svg:x="6.224cm" svg:y="0.139cm">
              <draw:image xlink:href="Pictures/1000136A000002E50000031C87B0CC31A4FB0CC9.svg" xlink:type="simple" xlink:show="embed" xlink:actuate="onLoad" draw:mime-type="image/svg+xml">
                <text:p/>
              </draw:image>
              <draw:image xlink:href="Pictures/100000010000001B0000001D8E61B64B1490D56E.png" xlink:type="simple" xlink:show="embed" xlink:actuate="onLoad" draw:mime-type="image/png"/>
            </draw:frame>
          </table:table-cell>
          <table:table-cell table:number-columns-repeated="16375"/>
        </table:table-row>
        <table:table-row table:style-name="ro3">
          <table:table-cell table:style-name="ce12"/>
          <table:table-cell/>
          <table:table-cell>
            <office:annotation office:display="true" draw:style-name="gr4" draw:text-style-name="P3" svg:width="6.041cm" svg:height="4.458cm" svg:x="7.733cm" svg:y="10.863cm" draw:caption-point-x="6.458cm" draw:caption-point-y="-0.439cm">
              <dc:date>2021-01-30T00:00:00</dc:date>
              <text:p text:style-name="P2"><text:span text:style-name="T1">What key resources do we requere?</text:span></text:p>
              <text:p text:style-name="P2"><text:span text:style-name="T1"/></text:p>
              <text:p text:style-name="P2"><text:span text:style-name="T1">Financial?</text:span></text:p>
              <text:p text:style-name="P2"><text:span text:style-name="T1"/></text:p>
              <text:p text:style-name="P2"><text:span text:style-name="T1">Physical?</text:span></text:p>
              <text:p text:style-name="P2"><text:span text:style-name="T1"/></text:p>
              <text:p text:style-name="P2"><text:span text:style-name="T1">Iintellectual property?</text:span></text:p>
              <text:p text:style-name="P2"><text:span text:style-name="T1"/></text:p>
              <text:p text:style-name="P2"><text:span text:style-name="T1">Human resources?</text:span></text:p>
            </office:annotation>
          </table:table-cell>
          <table:table-cell table:number-columns-repeated="5"/>
          <table:table-cell table:style-name="ce31">
            <office:annotation office:display="true" draw:style-name="gr7" draw:text-style-name="P3" svg:width="4.819cm" svg:height="2.566cm" svg:x="29.861cm" svg:y="10.818cm" draw:caption-point-x="5.931cm" draw:caption-point-y="-0.394cm">
              <dc:date>2021-01-30T00:00:00</dc:date>
              <text:p text:style-name="P2"><text:span text:style-name="T1">How do we make money?</text:span></text:p>
              <text:p text:style-name="P2"><text:span text:style-name="T1"/></text:p>
              <text:p text:style-name="P2"><text:span text:style-name="T1">What’s the revenue model?</text:span></text:p>
              <text:p text:style-name="P2"><text:span text:style-name="T1"/></text:p>
              <text:p text:style-name="P2"><text:span text:style-name="T1">Pricing tactics?</text:span></text:p>
            </office:annotation>
          </table:table-cell>
          <table:table-cell table:number-columns-repeated="16375"/>
        </table:table-row>
        <table:table-row table:style-name="ro3" table:number-rows-repeated="5">
          <table:table-cell table:style-name="ce12"/>
          <table:table-cell table:number-columns-repeated="7"/>
          <table:table-cell table:style-name="ce31"/>
          <table:table-cell table:number-columns-repeated="16375"/>
        </table:table-row>
        <table:table-row table:style-name="ro3">
          <table:table-cell table:style-name="ce20" office:value-type="string" calcext:value-type="string">
            <text:p>Cost Structure</text:p>
            <draw:frame draw:z-index="7" draw:name="Slika 2" draw:style-name="gr1" draw:text-style-name="P1" svg:width="0.48cm" svg:height="0.5cm" svg:x="6.17cm" svg:y="0.196cm">
              <draw:image xlink:href="Pictures/10000ABC000002FF000003171C62A584D44CCD45.svg" xlink:type="simple" xlink:show="embed" xlink:actuate="onLoad" draw:mime-type="image/svg+xml">
                <text:p/>
              </draw:image>
              <draw:image xlink:href="Pictures/100000010000001C0000001DDDB63C029B607C75.png" xlink:type="simple" xlink:show="embed" xlink:actuate="onLoad" draw:mime-type="image/png"/>
            </draw:frame>
          </table:table-cell>
          <table:table-cell table:number-columns-repeated="5"/>
          <table:table-cell table:style-name="ce20" office:value-type="string" calcext:value-type="string">
            <text:p>Channels</text:p>
            <draw:frame draw:z-index="8" draw:name="Slika 6" draw:style-name="gr1" draw:text-style-name="P1" svg:width="0.62cm" svg:height="0.5cm" svg:x="6.066cm" svg:y="0.261cm">
              <draw:image xlink:href="Pictures/100010CC0000034F000002AAA1029AA307151777.svg" xlink:type="simple" xlink:show="embed" xlink:actuate="onLoad" draw:mime-type="image/svg+xml">
                <text:p/>
              </draw:image>
              <draw:image xlink:href="Pictures/100000010000001F0000001952681E44A2D14DFE.png" xlink:type="simple" xlink:show="embed" xlink:actuate="onLoad" draw:mime-type="image/png"/>
            </draw:frame>
          </table:table-cell>
          <table:table-cell/>
          <table:table-cell table:style-name="ce31"/>
          <table:table-cell table:number-columns-repeated="16375"/>
        </table:table-row>
        <table:table-row table:style-name="ro3">
          <table:table-cell table:style-name="ce12">
            <office:annotation office:display="true" draw:style-name="gr8" draw:text-style-name="P3" svg:width="5.631cm" svg:height="3.039cm" svg:x="0.61cm" svg:y="17.256cm" draw:caption-point-x="6.381cm" draw:caption-point-y="-0.325cm">
              <dc:date>2021-01-30T00:00:00</dc:date>
              <text:p text:style-name="P2"><text:span text:style-name="T1">What are the most important cost inherent in our musiness model?</text:span></text:p>
              <text:p text:style-name="P2"><text:span text:style-name="T1"/></text:p>
              <text:p text:style-name="P2"><text:span text:style-name="T1">Fixed?</text:span></text:p>
              <text:p text:style-name="P2"><text:span text:style-name="T1"/></text:p>
              <text:p text:style-name="P2"><text:span text:style-name="T1">Variable?</text:span></text:p>
            </office:annotation>
          </table:table-cell>
          <table:table-cell table:number-columns-repeated="5"/>
          <table:table-cell>
            <office:annotation office:display="true" draw:style-name="gr9" draw:text-style-name="P3" svg:width="5.116cm" svg:height="1.62cm" svg:x="22.562cm" svg:y="17.226cm" draw:caption-point-x="6.029cm" draw:caption-point-y="-0.295cm">
              <dc:date>2021-01-30T00:00:00</dc:date>
              <text:p text:style-name="P2"><text:span text:style-name="T1">Through which channels do our customer segnets want to be reached?</text:span></text:p>
            </office:annotation>
          </table:table-cell>
          <table:table-cell/>
          <table:table-cell table:style-name="ce31"/>
          <table:table-cell table:number-columns-repeated="16375"/>
        </table:table-row>
        <table:table-row table:style-name="ro3" table:number-rows-repeated="12">
          <table:table-cell table:style-name="ce12"/>
          <table:table-cell table:number-columns-repeated="7"/>
          <table:table-cell table:style-name="ce31"/>
          <table:table-cell table:number-columns-repeated="16375"/>
        </table:table-row>
        <table:table-row table:style-name="ro3">
          <table:table-cell table:style-name="ce21"/>
          <table:table-cell table:style-name="ce25" table:number-columns-repeated="7"/>
          <table:table-cell table:style-name="ce32"/>
          <table:table-cell table:number-columns-repeated="16375"/>
        </table:table-row>
        <table:table-row table:style-name="ro2">
          <table:table-cell table:style-name="ce22" table:number-columns-repeated="9"/>
          <table:table-cell table:number-columns-repeated="16375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  <style:font-face style:name="Roboto" svg:font-family="Roboto" style:font-adornments="Navadno" style:font-pitch="variable"/>
    <style:font-face style:name="Roboto Light" svg:font-family="'Roboto Light'" style:font-pitch="variable"/>
    <style:font-face style:name="Roboto Light1" svg:font-family="'Roboto Light'" style:font-adornments="Ligh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text-style style:name="N100">
      <number:text-content/>
    </number:text-style>
    <style:style style:name="Default" style:family="table-cell" style:data-style-name="N100">
      <style:table-cell-properties style:diagonal-bl-tr="none" style:diagonal-tl-br="none" style:text-align-source="fix" style:repeat-content="false" fo:wrap-option="wrap" style:vertical-align="middle"/>
      <style:paragraph-properties fo:text-align="start" fo:margin-left="0.035cm"/>
      <style:text-properties style:font-name="Roboto" fo:font-family="Roboto" style:font-style-name="Navadno" style:font-pitch="variable" fo:hyphenate="tru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Key_20_title" style:display-name="Key title" style:family="table-cell" style:parent-style-name="Default">
      <style:table-cell-properties fo:border-bottom="none" fo:background-color="#000000" style:diagonal-bl-tr="none" style:diagonal-tl-br="none" style:text-align-source="fix" style:repeat-content="false" fo:border-left="0.06pt solid #000000" fo:border-right="none" fo:border-top="none" style:vertical-align="middle"/>
      <style:paragraph-properties fo:text-align="start" fo:margin-left="0.071cm"/>
      <style:text-properties fo:color="#ffffff" style:font-name="Roboto Light" fo:font-family="'Roboto Light'" style:font-pitch="variable" fo:font-size="12pt" fo:font-weight="bold" style:font-size-asian="12pt" style:font-weight-asian="bold" style:font-size-complex="12pt" style:font-weight-complex="bold"/>
    </style:style>
    <style:style style:name="Head_20_data" style:display-name="Head data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Roboto Light1" fo:font-family="'Roboto Light'" style:font-style-name="Light" style:font-pitch="variable" fo:font-style="italic" style:font-style-asian="italic" style:font-style-complex="italic"/>
    </style:style>
    <style:style style:name="Non_20_printable" style:display-name="Non printable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Roboto Light" fo:font-family="'Roboto Light'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cm" style:scale-to-X="1" style:scale-to-Y="1" style:table-centering="both" style:writing-mode="lr-tb" style:print="chart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1:40:58.668519446</meta:creation-date>
    <meta:editing-duration>P0D</meta:editing-duration>
    <meta:editing-cycles>1</meta:editing-cycles>
    <meta:generator>LibreOffice/7.4.2.3$MacOSX_AARCH64 LibreOffice_project/382eef1f22670f7f4118c8c2dd222ec7ad009daf</meta:generator>
    <meta:document-statistic meta:table-count="1" meta:cell-count="12" meta:object-count="9"/>
  </office:meta>
</office:document-meta>
</file>